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officeooo:rsid="002f6d8b" officeooo:paragraph-rsid="0034e1d0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normal" officeooo:rsid="0034e1d0" officeooo:paragraph-rsid="0034e1d0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weight="bold" officeooo:rsid="000c1144" officeooo:paragraph-rsid="000125e3" style:font-weight-asian="bold" style:font-weight-complex="bold"/>
    </style:style>
    <style:style style:name="P4" style:family="paragraph" style:parent-style-name="Standard">
      <style:text-properties fo:font-weight="bold" officeooo:rsid="000c1144" officeooo:paragraph-rsid="001e186f" style:font-weight-asian="bold" style:font-weight-complex="bold"/>
    </style:style>
    <style:style style:name="P5" style:family="paragraph" style:parent-style-name="Standard">
      <style:text-properties fo:font-weight="bold" officeooo:rsid="002dbe9b" officeooo:paragraph-rsid="000125e3" style:font-weight-asian="bold" style:font-weight-complex="bold"/>
    </style:style>
    <style:style style:name="P6" style:family="paragraph" style:parent-style-name="Standard">
      <style:text-properties fo:font-weight="bold" officeooo:rsid="002de30f" officeooo:paragraph-rsid="000125e3" style:font-weight-asian="bold" style:font-weight-complex="bold"/>
    </style:style>
    <style:style style:name="P7" style:family="paragraph" style:parent-style-name="Standard">
      <style:text-properties fo:font-weight="bold" officeooo:rsid="001e186f" officeooo:paragraph-rsid="001f0097" style:font-weight-asian="bold" style:font-weight-complex="bold"/>
    </style:style>
    <style:style style:name="P8" style:family="paragraph" style:parent-style-name="Standard">
      <style:text-properties fo:font-weight="bold" officeooo:rsid="001f088a" officeooo:paragraph-rsid="001f088a" style:font-weight-asian="bold" style:font-weight-complex="bold"/>
    </style:style>
    <style:style style:name="P9" style:family="paragraph" style:parent-style-name="Standard">
      <style:text-properties fo:font-weight="bold" officeooo:rsid="001f088a" officeooo:paragraph-rsid="0020556b" style:font-weight-asian="bold" style:font-weight-complex="bold"/>
    </style:style>
    <style:style style:name="P10" style:family="paragraph" style:parent-style-name="Standard">
      <style:text-properties fo:font-weight="bold" officeooo:rsid="0020556b" officeooo:paragraph-rsid="00222efa" style:font-weight-asian="bold" style:font-weight-complex="bold"/>
    </style:style>
    <style:style style:name="P11" style:family="paragraph" style:parent-style-name="Standard">
      <style:text-properties fo:font-weight="bold" officeooo:rsid="00234490" officeooo:paragraph-rsid="00234490" style:font-weight-asian="bold" style:font-weight-complex="bold"/>
    </style:style>
    <style:style style:name="P12" style:family="paragraph" style:parent-style-name="Standard">
      <style:text-properties fo:font-weight="bold" officeooo:rsid="00234490" officeooo:paragraph-rsid="0023aabc" style:font-weight-asian="bold" style:font-weight-complex="bold"/>
    </style:style>
    <style:style style:name="P13" style:family="paragraph" style:parent-style-name="Standard">
      <style:text-properties fo:font-weight="bold" officeooo:rsid="0023aabc" officeooo:paragraph-rsid="002523b1" style:font-weight-asian="bold" style:font-weight-complex="bold"/>
    </style:style>
    <style:style style:name="P14" style:family="paragraph" style:parent-style-name="Standard">
      <style:text-properties fo:font-weight="bold" officeooo:rsid="002523b1" officeooo:paragraph-rsid="0026b9e6" style:font-weight-asian="bold" style:font-weight-complex="bold"/>
    </style:style>
    <style:style style:name="P15" style:family="paragraph" style:parent-style-name="Standard">
      <style:text-properties fo:font-weight="bold" officeooo:rsid="0026b9e6" officeooo:paragraph-rsid="00286c1b" style:font-weight-asian="bold" style:font-weight-complex="bold"/>
    </style:style>
    <style:style style:name="P16" style:family="paragraph" style:parent-style-name="Standard">
      <style:text-properties fo:font-weight="bold" officeooo:rsid="00298b5a" officeooo:paragraph-rsid="00298b5a" style:font-weight-asian="bold" style:font-weight-complex="bold"/>
    </style:style>
    <style:style style:name="P17" style:family="paragraph" style:parent-style-name="Standard">
      <style:text-properties fo:font-weight="bold" officeooo:rsid="0001ca63" officeooo:paragraph-rsid="0037256e" style:font-weight-asian="bold" style:font-weight-complex="bold"/>
    </style:style>
    <style:style style:name="P18" style:family="paragraph" style:parent-style-name="Standard">
      <style:text-properties fo:font-weight="normal" officeooo:rsid="002ad883" officeooo:paragraph-rsid="002ad883" style:font-weight-asian="normal" style:font-weight-complex="normal"/>
    </style:style>
    <style:style style:name="P19" style:family="paragraph" style:parent-style-name="Standard">
      <style:text-properties fo:font-weight="normal" officeooo:rsid="002c3b85" officeooo:paragraph-rsid="002c3b85" style:font-weight-asian="normal" style:font-weight-complex="normal"/>
    </style:style>
    <style:style style:name="P20" style:family="paragraph" style:parent-style-name="Standard">
      <style:text-properties fo:font-weight="normal" officeooo:rsid="002e05f7" officeooo:paragraph-rsid="002e05f7" style:font-weight-asian="normal" style:font-weight-complex="normal"/>
    </style:style>
    <style:style style:name="P21" style:family="paragraph" style:parent-style-name="Standard">
      <style:text-properties fo:font-weight="normal" officeooo:rsid="002ec891" officeooo:paragraph-rsid="002ec891" style:font-weight-asian="normal" style:font-weight-complex="normal"/>
    </style:style>
    <style:style style:name="P22" style:family="paragraph" style:parent-style-name="Standard">
      <style:text-properties fo:font-weight="normal" officeooo:rsid="002f409a" officeooo:paragraph-rsid="002f409a" style:font-weight-asian="normal" style:font-weight-complex="normal"/>
    </style:style>
    <style:style style:name="P23" style:family="paragraph" style:parent-style-name="Standard">
      <style:text-properties fo:font-weight="normal" officeooo:rsid="002fdce1" officeooo:paragraph-rsid="002fdce1" style:font-weight-asian="normal" style:font-weight-complex="normal"/>
    </style:style>
    <style:style style:name="P24" style:family="paragraph" style:parent-style-name="Standard">
      <style:text-properties fo:font-weight="normal" officeooo:rsid="00316c92" officeooo:paragraph-rsid="00316c92" style:font-weight-asian="normal" style:font-weight-complex="normal"/>
    </style:style>
    <style:style style:name="P25" style:family="paragraph" style:parent-style-name="Standard">
      <style:text-properties fo:font-weight="normal" officeooo:rsid="0032fef1" officeooo:paragraph-rsid="0032fef1" style:font-weight-asian="normal" style:font-weight-complex="normal"/>
    </style:style>
    <style:style style:name="T1" style:family="text">
      <style:text-properties officeooo:rsid="001e186f"/>
    </style:style>
    <style:style style:name="T2" style:family="text">
      <style:text-properties officeooo:rsid="001f0097"/>
    </style:style>
    <style:style style:name="T3" style:family="text">
      <style:text-properties officeooo:rsid="0020556b"/>
    </style:style>
    <style:style style:name="T4" style:family="text">
      <style:text-properties officeooo:rsid="00222efa"/>
    </style:style>
    <style:style style:name="T5" style:family="text">
      <style:text-properties officeooo:rsid="0023aabc"/>
    </style:style>
    <style:style style:name="T6" style:family="text">
      <style:text-properties officeooo:rsid="002523b1"/>
    </style:style>
    <style:style style:name="T7" style:family="text">
      <style:text-properties officeooo:rsid="0026b9e6"/>
    </style:style>
    <style:style style:name="T8" style:family="text">
      <style:text-properties officeooo:rsid="00286c1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a4c7c"/>
    </style:style>
    <style:style style:name="T11" style:family="text">
      <style:text-properties officeooo:rsid="0037256e"/>
    </style:style>
    <style:style style:name="T12" style:family="text">
      <style:text-properties officeooo:rsid="00397fee"/>
    </style:style>
    <style:style style:name="T13" style:family="text">
      <style:text-properties officeooo:rsid="003b22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7">Linux <text:span text:style-name="T10">System Administrator - </text:span><text:span text:style-name="T12">703</text:span></text:p>
      <text:p text:style-name="P3"/>
      <text:p text:style-name="P5">Laboratório <text:span text:style-name="T13">4</text:span><text:span text:style-name="T11"> - Respostas</text:span></text:p>
      <text:p text:style-name="P6"/>
      <text:p text:style-name="P3"/>
      <text:p text:style-name="P4">1) <text:span text:style-name="T1">Dividir arquivo.tar. Cada parte terá com 5MB.</text:span></text:p>
      <text:p text:style-name="P4"/>
      <text:p text:style-name="P16"><text:span text:style-name="T9">split -b 5M arquivo.tar</text:span> </text:p>
      <text:p text:style-name="P4"/>
      <text:p text:style-name="P7">2) <text:span text:style-name="T2">Gere um arquivo a.txt em /tmp com NUL de 1MB.</text:span></text:p>
      <text:p text:style-name="P7"/>
      <text:p text:style-name="P18">dd if=/dev/zero of=/tmp/a.txt count=1024 bs=1024</text:p>
      <text:p text:style-name="P7"/>
      <text:p text:style-name="P8">3) Veja o tamanho do arquivo /tmp/a.txt.</text:p>
      <text:p text:style-name="P8"/>
      <text:p text:style-name="P19">du -h /tmp/a.txt </text:p>
      <text:p text:style-name="P19">ou</text:p>
      <text:p text:style-name="P19">ls -lh /tmp/a.txt </text:p>
      <text:p text:style-name="P8"/>
      <text:p text:style-name="P9">4) <text:span text:style-name="T3">Veja quantos caracteres tem o /etc/passwd.</text:span></text:p>
      <text:p text:style-name="P9"/>
      <text:p text:style-name="P20">wc -c /etc/passwd</text:p>
      <text:p text:style-name="P9"/>
      <text:p text:style-name="P10">5) <text:span text:style-name="T4">Crie a base de dados para o locate.</text:span></text:p>
      <text:p text:style-name="P10"/>
      <text:p text:style-name="P21">updatedb</text:p>
      <text:p text:style-name="P10"/>
      <text:p text:style-name="P11">6) Busque no diretório raiz apenas arquivos vazios.</text:p>
      <text:p text:style-name="P11"/>
      <text:p text:style-name="P22">find / -type f -empty</text:p>
      <text:p text:style-name="P11"/>
      <text:p text:style-name="P12">7) <text:span text:style-name="T5">Busque no diretório raiz apenas diretórios vazios.</text:span></text:p>
      <text:p text:style-name="P12"/>
      <text:p text:style-name="P23">find / -type d -empty</text:p>
      <text:p text:style-name="P12"/>
      <text:p text:style-name="P13">8) <text:span text:style-name="T6">Busque todos arquivos com permissão 777.</text:span></text:p>
      <text:p text:style-name="P13"/>
      <text:p text:style-name="P24">find / -type f -perm 777</text:p>
      <text:p text:style-name="P13"/>
      <text:p text:style-name="P14">9) <text:span text:style-name="T7">Busque todos arquivos maiores que 10M.</text:span></text:p>
      <text:p text:style-name="P14"/>
      <text:p text:style-name="P25">find / -size +10M</text:p>
      <text:p text:style-name="P14"/>
      <text:p text:style-name="P15">10) <text:span text:style-name="T8">Busque todos arquivos modificados 20 dias atrás.</text:span></text:p>
      <text:p text:style-name="P2">find / -mtime 20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4T21:33:28.118676747</meta:creation-date>
    <dc:date>2021-04-11T19:08:03.606352280</dc:date>
    <meta:editing-duration>PT20M30S</meta:editing-duration>
    <meta:editing-cycles>58</meta:editing-cycles>
    <meta:generator>LibreOffice/7.1.1.2$Linux_X86_64 LibreOffice_project/10$Build-2</meta:generator>
    <meta:document-statistic meta:table-count="0" meta:image-count="0" meta:object-count="0" meta:page-count="1" meta:paragraph-count="24" meta:word-count="133" meta:character-count="749" meta:non-whitespace-character-count="637"/>
  </office:meta>
</office:document-meta>
</file>